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1af" officeooo:paragraph-rsid="001ba1af"/>
    </style:style>
    <style:style style:name="P2" style:family="paragraph" style:parent-style-name="Standard">
      <style:text-properties fo:font-weight="normal" officeooo:rsid="001ba1af" officeooo:paragraph-rsid="001ba1af" style:font-weight-asian="normal" style:font-weight-complex="normal"/>
    </style:style>
    <style:style style:name="P3" style:family="paragraph" style:parent-style-name="Standard">
      <style:text-properties fo:font-weight="normal" officeooo:rsid="001e393d" officeooo:paragraph-rsid="001e393d" style:font-weight-asian="normal" style:font-weight-complex="normal"/>
    </style:style>
    <style:style style:name="P4" style:family="paragraph" style:parent-style-name="Standard">
      <style:text-properties fo:font-weight="normal" officeooo:rsid="001fb53f" officeooo:paragraph-rsid="001fb53f" style:font-weight-asian="normal" style:font-weight-complex="normal"/>
    </style:style>
    <style:style style:name="P5" style:family="paragraph" style:parent-style-name="Standard">
      <style:text-properties fo:font-weight="normal" officeooo:rsid="00237e5a" officeooo:paragraph-rsid="00237e5a" style:font-weight-asian="normal" style:font-weight-complex="normal"/>
    </style:style>
    <style:style style:name="P6" style:family="paragraph" style:parent-style-name="Standard">
      <style:text-properties style:text-line-through-style="solid" style:text-line-through-type="single" fo:font-weight="normal" officeooo:rsid="00237e5a" officeooo:paragraph-rsid="00237e5a" style:font-weight-asian="normal" style:font-weight-complex="normal"/>
    </style:style>
    <style:style style:name="P7" style:family="paragraph" style:parent-style-name="Standard">
      <style:text-properties style:text-line-through-style="solid" style:text-line-through-type="single" style:text-underline-style="none" fo:font-weight="normal" officeooo:rsid="00237e5a" officeooo:paragraph-rsid="00237e5a" style:font-weight-asian="normal" style:font-weight-complex="normal"/>
    </style:style>
    <style:style style:name="P8" style:family="paragraph" style:parent-style-name="Standard">
      <style:text-properties style:text-line-through-style="none" style:text-line-through-type="none" fo:font-weight="normal" officeooo:rsid="00237e5a" officeooo:paragraph-rsid="00237e5a" style:font-weight-asian="normal" style:font-weight-complex="normal"/>
    </style:style>
    <style:style style:name="P9" style:family="paragraph" style:parent-style-name="Heading_20_1">
      <style:paragraph-properties fo:text-align="center" style:justify-single-word="false"/>
      <style:text-properties officeooo:paragraph-rsid="001d9105"/>
    </style:style>
    <style:style style:name="P10" style:family="paragraph" style:parent-style-name="Standard" style:master-page-name="First_20_Page">
      <style:paragraph-properties style:page-number="auto"/>
      <style:text-properties officeooo:rsid="001ba1af" officeooo:paragraph-rsid="001ba1af"/>
    </style:style>
    <style:style style:name="P11" style:family="paragraph" style:parent-style-name="Standard">
      <style:text-properties style:text-line-through-style="solid" style:text-line-through-type="single" fo:font-weight="normal" officeooo:rsid="001fb53f" officeooo:paragraph-rsid="001fb53f" style:font-weight-asian="normal" style:font-weight-complex="normal"/>
    </style:style>
    <style:style style:name="P12" style:family="paragraph" style:parent-style-name="Standard">
      <style:text-properties style:text-line-through-style="solid" style:text-line-through-type="single" fo:font-weight="normal" officeooo:rsid="001fb53f" officeooo:paragraph-rsid="00296f4c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fo:font-weight="normal" officeooo:rsid="001ba1af" officeooo:paragraph-rsid="001ba1af" style:font-weight-asian="normal" style:font-weight-complex="normal"/>
    </style:style>
    <style:style style:name="P14" style:family="paragraph" style:parent-style-name="Standard">
      <style:text-properties style:text-line-through-style="solid" style:text-line-through-type="single" fo:font-weight="normal" officeooo:rsid="001e393d" officeooo:paragraph-rsid="001e393d" style:font-weight-asian="normal" style:font-weight-complex="normal"/>
    </style:style>
    <style:style style:name="P15" style:family="paragraph" style:parent-style-name="Standard">
      <style:text-properties fo:font-weight="normal" officeooo:rsid="001fb53f" officeooo:paragraph-rsid="001fb53f" style:font-weight-asian="normal" style:font-weight-complex="normal"/>
    </style:style>
    <style:style style:name="P16" style:family="paragraph" style:parent-style-name="Standard">
      <style:text-properties fo:font-weight="normal" officeooo:rsid="001fb53f" officeooo:paragraph-rsid="00296f4c" style:font-weight-asian="normal" style:font-weight-complex="normal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ba1af"/>
    </style:style>
    <style:style style:name="T3" style:family="text">
      <style:text-properties officeooo:rsid="001d9105"/>
    </style:style>
    <style:style style:name="T4" style:family="text">
      <style:text-properties officeooo:rsid="001fb53f"/>
    </style:style>
    <style:style style:name="T5" style:family="text">
      <style:text-properties officeooo:rsid="0020b672"/>
    </style:style>
    <style:style style:name="T6" style:family="text">
      <style:text-properties officeooo:rsid="00237e5a"/>
    </style:style>
    <style:style style:name="T7" style:family="text">
      <style:text-properties officeooo:rsid="0023ec65"/>
    </style:style>
    <style:style style:name="T8" style:family="text">
      <style:text-properties officeooo:rsid="0024a207"/>
    </style:style>
    <style:style style:name="T9" style:family="text">
      <style:text-properties officeooo:rsid="0026448a"/>
    </style:style>
    <style:style style:name="T10" style:family="text">
      <style:text-properties officeooo:rsid="00281175"/>
    </style:style>
    <style:style style:name="T11" style:family="text">
      <style:text-properties officeooo:rsid="00296f4c"/>
    </style:style>
    <style:style style:name="T12" style:family="text">
      <style:text-properties officeooo:rsid="002b69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KOEHREN Teddy</text:p>
      <text:p text:style-name="P1">1SN BTS</text:p>
      <text:h text:style-name="P9" text:outline-level="1"><text:title>E62 Note Etudiant1</text:title></text:h>
      <text:p text:style-name="P2"/>
      <text:p text:style-name="P13">- <text:span text:style-name="T3">Définir format des échanges entre la Rpi et l’ESP</text:span></text:p>
      <text:p text:style-name="P14">- Format d’échange</text:p>
      <text:p text:style-name="P3">- <text:span text:style-name="T5">Améliorer diaporama + ordre</text:span></text:p>
      <text:p text:style-name="P3"/>
      <text:p text:style-name="P3">- Créer différents utilisateur mysql eavec des perms en fonction des besoins</text:p>
      <text:p text:style-name="P16">- <text:span text:style-name="T6">ajouter catalogue personnalisé</text:span></text:p>
      <text:p text:style-name="P3">- <text:span text:style-name="T4">préparer le site pour plusieurs téléscope</text:span></text:p>
      <text:p text:style-name="P3">- <text:span text:style-name="T4">utiliser une cgi python pour le gps à la place de exec (plus rapide)</text:span></text:p>
      <text:p text:style-name="P4">- <text:span text:style-name="T5">changer nom coordonnées equatoriales pour etre plus précis (physique)</text:span></text:p>
      <text:p text:style-name="P4">- <text:span text:style-name="T11">page supp. Conditions à propos etc + presentation</text:span></text:p>
      <text:p text:style-name="P4">- <text:span text:style-name="T11">edition champs gps</text:span></text:p>
      <text:p text:style-name="P4">- <text:span text:style-name="T12">longitude latitude mettre en degré</text:span></text:p>
      <text:p text:style-name="P4"/>
      <text:p text:style-name="P11">- <text:span text:style-name="T6">ajouter catalogue ngc</text:span></text:p>
      <text:p text:style-name="P12">- corriger problème graphique div et form bloc3*</text:p>
      <text:p text:style-name="P7">- ordre alphabetique <text:span text:style-name="T7">tri par numero</text:span> requete sql messier</text:p>
      <text:p text:style-name="P5"/>
      <text:p text:style-name="P6">- <text:span text:style-name="T8">heure locale rajouter une heure sur l’heure reçu</text:span></text:p>
      <text:p text:style-name="P6">- <text:span text:style-name="T9">Revenir en utc 0</text:span></text:p>
      <text:p text:style-name="P8"/>
      <text:p text:style-name="P6">- <text:span text:style-name="T10">gps afficher erreur si coordonnées vid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background-color="#ffffff" loext:char-shading-value="0"/>
    </style:style>
    <style:style style:name="MT2" style:family="text">
      <style:text-properties officeooo:rsid="001ba1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-and-extension">Notes.odt</text:file-name></text:span><text:tab/><text:tab/><text:span text:style-name="MT2">KOEHREN Teddy</text:span></text:p>
      </style:header>
      <style:footer>
        <text:p text:style-name="Footer"><text:span text:style-name="MT1"><text:title>E62 Note Etudiant1</text:title></text:span><text:tab/><text:tab/><text:span text:style-name="MT1"><text:page-number text:select-page="current">0</text:page-number></text:span><text:span text:style-name="MT1">/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6</meta:editing-cycles>
    <meta:editing-duration>PT25M18S</meta:editing-duration>
    <dc:title>E62 Note Etudiant1</dc:title>
    <dc:date>2023-04-22T23:55:09.013000000</dc:date>
    <meta:generator>LibreOffice/7.3.3.2$Windows_X86_64 LibreOffice_project/d1d0ea68f081ee2800a922cac8f79445e4603348</meta:generator>
    <meta:document-statistic meta:table-count="0" meta:image-count="0" meta:object-count="0" meta:page-count="1" meta:paragraph-count="22" meta:word-count="141" meta:character-count="817" meta:non-whitespace-character-count="696"/>
  </office:meta>
</office:document-meta>
</file>